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2c65" officeooo:paragraph-rsid="001e2c65" style:font-weight-asian="bold" style:font-weight-complex="bold"/>
    </style:style>
    <style:style style:name="P2" style:family="paragraph" style:parent-style-name="Standard">
      <style:paragraph-properties fo:text-align="start" style:justify-single-word="false"/>
      <style:text-properties fo:font-weight="normal" officeooo:rsid="001e2c65" officeooo:paragraph-rsid="001e2c65" style:font-weight-asian="normal" style:font-weight-complex="normal"/>
    </style:style>
    <style:style style:name="T1" style:family="text">
      <style:text-properties officeooo:rsid="001f2ef1"/>
    </style:style>
    <style:style style:name="T2" style:family="text">
      <style:text-properties officeooo:rsid="001fe1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asuring Effects of Different Galvanic Anodes</text:p>
      <text:p text:style-name="P2"><text:tab/>Steel is commonly used in applications <text:span text:style-name="T2">that</text:span> make contact with sea water, such as bridges and boats. This contact with sea water causes corrosion of the steel, which can worsen the integrity of the structures it’s a part of, <text:span text:style-name="T1">greatly increase maintenance and repair costs</text:span>, or in the worst case cause collapse of the structure. A common method of preventing this type of corrosion is the addition of a metal with a more positive oxidation potential, where the galvanic anode corrodes instead of the steel it is attached to. </text:p>
      <text:p text:style-name="P2"><text:tab/>This project will research the differences between magnesium, aluminum, and zinc. There will be five total samples of steel flat stock; one will be a control and will not undergo testing, the other four will be submerged in a salt water solution, with there being three samples for testing magnesium, aluminum, and zinc, respectively, and there being one sample to test steel without a galvanic anode. </text:p>
      <text:p text:style-name="P2"><text:tab/><text:span text:style-name="T1">The hypothesis for this test is that the amount of corrosion experienced by the steel will decrease as the oxidation potential of the anode increases, with the amount of the anode corroded increasing with the oxidation potential. The steel without a</text:span><text:span text:style-name="T2">n</text:span><text:span text:style-name="T1"> anode will experience the greatest amount of corrosion. The galvanic anodes will have the mass measured before and after submersion in the salt water solution to test for the percentage of the anode corroded. The mass of the flat steel stock will be tested in the same manner. The steel samples will then be tested for strength with a three point bending test, as that would most accurately represent how steel is used to reinforce concrete in a bridge. As the galvanic anodes will be bolted to the samples similar holes will be drilled into the control sample and the sample without a galvanic anode so as to not bias the mass or three point bending tes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0T21:08:25.043430459</meta:creation-date>
    <dc:date>2024-09-10T23:17:52.733585283</dc:date>
    <meta:editing-duration>PT2H9M27S</meta:editing-duration>
    <meta:editing-cycles>3</meta:editing-cycles>
    <meta:generator>LibreOffice/7.6.7.2$Linux_X86_64 LibreOffice_project/60$Build-2</meta:generator>
    <meta:print-date>2024-09-10T23:04:15.379133749</meta:print-date>
    <meta:printed-by>PDF files</meta:printed-by>
    <meta:document-statistic meta:table-count="0" meta:image-count="0" meta:object-count="0" meta:page-count="1" meta:paragraph-count="4" meta:word-count="319" meta:character-count="1881" meta:non-whitespace-character-count="1560"/>
  </office:meta>
</office:document-meta>
</file>